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SUASNABAR PORRAS, EDSON WALTER</text:p>
      <text:p text:style-name="P12">CANT. TOTAL DE CAJAS: 8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SUASNABAR PORRAS, EDSON WALT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17:41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